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/>
    </style:style>
    <style:style style:name="T3" style:family="text">
      <style:text-properties style:font-size-asian="24pt"/>
    </style:style>
    <style:style style:name="T4" style:family="text">
      <style:text-properties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RULES FOR Life as an Arctic Fox</text:p>
      <text:p text:style-name="P2"><text:span text:style-name="T1"><text:s/></text:span></text:p>
      <text:p text:style-name="Standard"><text:span text:style-name="T1">(based on Careers)</text:span> <text:s text:c="166"/></text:p>
      <text:p text:style-name="Standard"/>
      <text:list xml:id="list37513119" text:style-name="L1">
        <text:list-item>
          <text:p text:style-name="P1">This game is for AT MOST 3 players.</text:p>
        </text:list-item>
        <text:list-item>
          <text:p text:style-name="P1">Each player starts with 2 lems.</text:p>
        </text:list-item>
        <text:list-item>
          <text:p text:style-name="P1">Before starting, you must write down how many lems, hearts, or stars you want.</text:p>
        </text:list-item>
        <text:list-item>
          <text:p text:style-name="P1">You may only do second year with parents ONCE.</text:p>
        </text:list-item>
        <text:list-item>
          <text:p text:style-name="P1">After you complete your second year with parents, your hunting level goes up by 2 lems and you may choose a skill.</text:p>
        </text:list-item>
        <text:list-item>
          <text:p text:style-name="P1">You can take all the skill paths as many times as you like and in any order, but after three times in a skill path you can take vacation whenever you like.</text:p>
        </text:list-item>
        <text:list-item>
          <text:p text:style-name="P1">The first time you do a skill path, you get one experience card as you go out and get two experience cards when you complete the SAME skill path, but this has a max of three. (This does not go for second year with parents.)</text:p>
        </text:list-item>
        <text:list-item>
          <text:p text:style-name="P1">If you have the Nurturing skill, players MUST pay YOU if they want to get out of the DEN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dora White</meta:initial-creator>
    <meta:creation-date>2010-03-16T17:39:40.91</meta:creation-date>
    <dc:date>2010-03-16T18:14:28.09</dc:date>
    <dc:creator>Isadora White</dc:creator>
    <meta:editing-duration>PT00H18M56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11" meta:word-count="173" meta:character-count="1005"/>
  </office:meta>
</office:document-meta>
</file>